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868in" fo:margin-left="0.0035in" fo:margin-top="0in" fo:margin-bottom="0in" table:align="left" style:writing-mode="lr-tb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2" style:family="table">
      <style:table-properties style:width="6.6868in" fo:margin-left="0.0035in" fo:margin-top="0in" fo:margin-bottom="0in" table:align="left" style:writing-mode="lr-tb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2.2" style:family="table-row">
      <style:table-row-properties style:min-row-height="0.3938in" fo:keep-together="always"/>
    </style:style>
    <style:style style:name="Table3" style:family="table">
      <style:table-properties style:width="6.6868in" fo:margin-left="0.0035in" fo:margin-top="0in" fo:margin-bottom="0in" table:align="left" style:writing-mode="lr-tb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3.2" style:family="table-row">
      <style:table-row-properties style:min-row-height="0.7875in" fo:keep-together="always"/>
    </style:style>
    <style:style style:name="Table4" style:family="table">
      <style:table-properties style:width="6.6868in" fo:margin-left="0.0035in" fo:margin-top="0in" fo:margin-bottom="0in" table:align="left" style:writing-mode="lr-tb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4.2" style:family="table-row">
      <style:table-row-properties style:min-row-height="2.7563in" fo:keep-together="always"/>
    </style:style>
    <style:style style:name="Table5" style:family="table">
      <style:table-properties style:width="6.6868in" fo:margin-left="0.0035in" fo:margin-top="0in" fo:margin-bottom="0in" table:align="left" style:writing-mode="lr-tb"/>
    </style:style>
    <style:style style:name="Table5.A" style:family="table-column">
      <style:table-column-properties style:column-width="6.6868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5.2" style:family="table-row">
      <style:table-row-properties style:min-row-height="2.7563in" fo:keep-together="always"/>
    </style:style>
    <style:style style:name="Table6" style:family="table">
      <style:table-properties style:width="6.6868in" fo:margin-left="0.0035in" fo:margin-top="0in" fo:margin-bottom="0in" table:align="left" style:writing-mode="lr-tb"/>
    </style:style>
    <style:style style:name="Table6.A" style:family="table-column">
      <style:table-column-properties style:column-width="6.6868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6.2" style:family="table-row">
      <style:table-row-properties style:min-row-height="2.7563in" fo:keep-together="always"/>
    </style:style>
    <style:style style:name="Table7" style:family="table">
      <style:table-properties style:width="6.6868in" fo:margin-left="0.0035in" fo:margin-top="0in" fo:margin-bottom="0in" table:align="left" style:writing-mode="lr-tb"/>
    </style:style>
    <style:style style:name="Table7.A" style:family="table-column">
      <style:table-column-properties style:column-width="6.6868in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7.2" style:family="table-row">
      <style:table-row-properties style:min-row-height="1.575in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41497" officeooo:paragraph-rsid="00041497" style:letter-kerning="false" style:font-name-asian="Calibri1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05ade5" style:letter-kerning="false" style:font-name-asian="Calibri1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5ade5" officeooo:paragraph-rsid="0005ade5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1a085c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766a4" officeooo:paragraph-rsid="000766a4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766a4" officeooo:paragraph-rsid="000766a4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d9af6" officeooo:paragraph-rsid="000d9af6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0d9af6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172374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183b1c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b28e4" officeooo:paragraph-rsid="000b28e4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b28e4" officeooo:paragraph-rsid="00172374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105d2f" officeooo:paragraph-rsid="00105d2f" style:letter-kerning="fals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5d2f" officeooo:paragraph-rsid="00105d2f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style:letter-kerning="false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 style:list-style-name="L1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1a085c" style:letter-kerning="false" style:font-name-asian="Calibri1" style:language-asian="en" style:country-asian="US" style:font-size-complex="11pt" style:language-complex="ar" style:country-complex="SA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5ade5"/>
    </style:style>
    <style:style style:name="T4" style:family="text">
      <style:text-properties officeooo:rsid="0008c895"/>
    </style:style>
    <style:style style:name="T5" style:family="text">
      <style:text-properties officeooo:rsid="000a90f1"/>
    </style:style>
    <style:style style:name="T6" style:family="text">
      <style:text-properties officeooo:rsid="000d9af6"/>
    </style:style>
    <style:style style:name="T7" style:family="text">
      <style:text-properties officeooo:rsid="000ebe68"/>
    </style:style>
    <style:style style:name="T8" style:family="text">
      <style:text-properties officeooo:rsid="00105d2f"/>
    </style:style>
    <style:style style:name="T9" style:family="text">
      <style:text-properties officeooo:rsid="00118f74"/>
    </style:style>
    <style:style style:name="T10" style:family="text">
      <style:text-properties officeooo:rsid="0016de89"/>
    </style:style>
    <style:style style:name="T11" style:family="text">
      <style:text-properties officeooo:rsid="0016e6e6"/>
    </style:style>
    <style:style style:name="T12" style:family="text">
      <style:text-properties officeooo:rsid="00183b1c"/>
    </style:style>
    <style:style style:name="T13" style:family="text">
      <style:text-properties officeooo:rsid="0018f1cc"/>
    </style:style>
    <style:style style:name="T14" style:family="text">
      <style:text-properties officeooo:rsid="001a085c"/>
    </style:style>
    <style:style style:name="T15" style:family="text">
      <style:text-properties officeooo:rsid="001d51af"/>
    </style:style>
    <style:style style:name="T16" style:family="text">
      <style:text-properties officeooo:rsid="001f21a1"/>
    </style:style>
    <style:style style:name="T17" style:family="text">
      <style:text-properties officeooo:rsid="0021b2e7"/>
    </style:style>
    <style:style style:name="T18" style:family="text">
      <style:text-properties officeooo:rsid="0023893a"/>
    </style:style>
    <style:style style:name="T19" style:family="text">
      <style:text-properties officeooo:rsid="0024441e"/>
    </style:style>
    <style:style style:name="T20" style:family="text">
      <style:text-properties officeooo:rsid="0026295b"/>
    </style:style>
    <style:style style:name="T21" style:family="text">
      <style:text-properties officeooo:rsid="0027b6cf"/>
    </style:style>
    <style:style style:name="T22" style:family="text">
      <style:text-properties officeooo:rsid="002821e3"/>
    </style:style>
    <style:style style:name="T23" style:family="text">
      <style:text-properties officeooo:rsid="002869f3"/>
    </style:style>
    <style:style style:name="T24" style:family="text">
      <style:text-properties officeooo:rsid="0029b18f"/>
    </style:style>
    <style:style style:name="T25" style:family="text">
      <style:text-properties officeooo:rsid="002a7a89"/>
    </style:style>
    <style:style style:name="T26" style:family="text">
      <style:text-properties officeooo:rsid="002af1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Идеја за практично истраживање</text:h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 loext:marker-style-name="T2"><text:span text:style-name="T2">Особе: име, презиме и број индекса</text:span><text:span text:style-name="T2"/></text:p>
            <text:p text:style-name="P16" loext:marker-style-name="T2"><text:span text:style-name="T2">(највише три особе, ред по особи)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14">Момчило Ајдер, IN48-2021</text:p>
            <text:p text:style-name="P15">Михаило Вукореп, IN40-2021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 loext:marker-style-name="T2"><text:span text:style-name="T2">Шифра истраживања: кодни назив</text:span><text:span text:style-name="T2"/></text:p>
            <text:p text:style-name="P16" loext:marker-style-name="T2"><text:span text:style-name="T2">(једна или две речи)</text:span><text:span text:style-name="T2"/></text:p>
          </table:table-cell>
        </table:table-row>
        <table:table-row table:style-name="Table2.2">
          <table:table-cell table:style-name="Table2.A1" office:value-type="string">
            <text:p text:style-name="P8">Book Archiver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 loext:marker-style-name="T2"><text:span text:style-name="T2">Наслов истраживања: сажето исказана суштина истраживања</text:span><text:span text:style-name="T2"/></text:p>
            <text:p text:style-name="P16" loext:marker-style-name="T2"><text:span text:style-name="T2">(до 15 речи)</text:span><text:span text:style-name="T2"/></text:p>
          </table:table-cell>
        </table:table-row>
        <table:table-row table:style-name="Table3.2">
          <table:table-cell table:style-name="Table3.A1" office:value-type="string">
            <text:p text:style-name="P2">Неуронска мрежа за препознавање <text:span text:style-name="T6">текста написаног на папиру.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 loext:marker-style-name="T2"><text:span text:style-name="T2">Предмет, циљ, методе и очекивани резултати истраживања</text:span><text:span text:style-name="T2"/></text:p>
            <text:p text:style-name="P16" loext:marker-style-name="T2"><text:span text:style-name="T2">(бар 100 речи)</text:span><text:span text:style-name="T2"/></text:p>
          </table:table-cell>
        </table:table-row>
        <table:table-row table:style-name="Table4.2">
          <table:table-cell table:style-name="Table4.A1" office:value-type="string">
            <text:p text:style-name="P2"><text:bookmark text:name="_Hlk130165779"/>У овом пројекту ћемо покушати да направимо неуронску мрежу за препознавање/читање <text:span text:style-name="T3">цифара и слова </text:span><text:span text:style-name="T6">са </text:span><text:span text:style-name="T9">(</text:span><text:span text:style-name="T6">наших</text:span><text:span text:style-name="T9">)</text:span><text:span text:style-name="T6"> фотографија</text:span>. Тренутни циљ је да <text:span text:style-name="T3">слова </text:span>укључуј<text:span text:style-name="T3">у</text:span> само штампани стил, док писана за сад нису у плану због комплексности које би та опција донела. <text:span text:style-name="T3">Додатно, слова ће највероватније бити само латинична због доступности тренинг сетова.</text:span></text:p>
            <text:p text:style-name="P3"/>
            <text:p text:style-name="P9">Планирамо да користимо OpenCV библиотеку за <text:span text:style-name="T17">претпроцесирање</text:span> фотографија, Tensorflow за грађење конволуционе мреже <text:span text:style-name="T16">и Matplotlib за визуализације.</text:span></text:p>
            <text:p text:style-name="P3"/>
            <text:p text:style-name="P11">Први део би <text:span text:style-name="T12">садржао издвајање </text:span>карактер<text:span text:style-name="T12">а</text:span> са фотографија и <text:span text:style-name="T23">њихово </text:span><text:span text:style-name="T12">препознавање (</text:span><text:span text:style-name="T17">претпроцесирање</text:span><text:span text:style-name="T12">), док би други део садржао</text:span> тренирање мреже готовим подацима. <text:span text:style-name="T13">Такође постоји </text:span><text:span text:style-name="T18">и </text:span><text:span text:style-name="T13">могућност коришћења нек</text:span><text:span text:style-name="T18">е од напреднијих метода </text:span><text:span text:style-name="T24">претпроцесирања, што ћемо размотрити уколико будемо имали времена</text:span><text:span text:style-name="T18">.</text:span></text:p>
          </table:table-cell>
        </table:table-row>
      </table:table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6" loext:marker-style-name="T2"><text:span text:style-name="T2">Опис скупова података: природа, садржај, обим и порекло</text:span></text:p>
            <text:p text:style-name="P16" loext:marker-style-name="T2"><text:span text:style-name="T2">(најмање један скуп података, бар 30 речи по скупу података)</text:span></text:p>
          </table:table-cell>
        </table:table-row>
        <table:table-row table:style-name="Table5.2">
          <table:table-cell table:style-name="Table5.A1" office:value-type="string">
            <text:p text:style-name="P4"><text:bookmark text:name="_Hlk130166018"/>Користићемо један од <text:span text:style-name="T5">познатијих</text:span> тренинг скупова, EMNIST (Extended MNIST). Његов претходник MNIST је био сачињен само од ручно написаних цифара, док је EMNIST сачињен и од малих и великих слова. Слике су црно-беле и у формату 28*28 пиксела.</text:p>
            <text:p text:style-name="P3"/>
            <text:p text:style-name="P5"><text:span text:style-name="T10">Линк</text:span><text:span text:style-name="T14">ови</text:span><text:span text:style-name="T10">: </text:span></text:p>
            <text:list text:style-name="L1">
              <text:list-item>
                <text:p text:style-name="P17"><text:a xlink:type="simple" xlink:href="https://www.nist.gov/itl/products-and-services/emnist-dataset" text:style-name="Internet_20_link" text:visited-style-name="Visited_20_Internet_20_Link">https://www.nist.gov/itl/products-and-services/emnist-dataset</text:a></text:p>
              </text:list-item>
              <text:list-item>
                <text:p text:style-name="P17"><text:a xlink:type="simple" xlink:href="https://www.tensorflow.org/datasets/catalog/emnist" text:style-name="Internet_20_link" text:visited-style-name="Visited_20_Internet_20_Link">https://www.tensorflow.org/datasets/catalog/emnist</text:a></text:p>
              </text:list-item>
            </text:list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 loext:marker-style-name="T2"><text:span text:style-name="T2">Опис и план активности</text:span><text:span text:style-name="T2"/></text:p>
            <text:p text:style-name="P16" loext:marker-style-name="T2"><text:span text:style-name="T2">(бар 100 речи)</text:span><text:span text:style-name="T2"/></text:p>
          </table:table-cell>
        </table:table-row>
        <table:table-row table:style-name="Table6.2">
          <table:table-cell table:style-name="Table6.A1" office:value-type="string">
            <text:p text:style-name="P10"><text:span text:style-name="T25">Претпроцесирање</text:span> фотографија</text:p>
            <text:p text:style-name="P13">- <text:span text:style-name="T11">Коришћење могућности за повезивање и коришћење камере из OpenCV библиотеке.</text:span></text:p>
            <text:p text:style-name="P13">- <text:span text:style-name="T6">С обзиром да OpenCV </text:span><text:span text:style-name="T7">библиотека </text:span><text:span text:style-name="T11">такође </text:span><text:span text:style-name="T6">садржи разне функционалности за препознавање облика (лица, објеката), </text:span><text:span text:style-name="T19">њу</text:span><text:span text:style-name="T6"> ћемо користити и за препознавање облика на папиру. Очекујемо могућност потребе за додатним </text:span><text:span text:style-name="T17">претпроцесирањем</text:span><text:span text:style-name="T6"> и изоштравањем фотографија, што ћемо радити или са употребом ове библиотеке, или по потреби ручно.</text:span></text:p>
            <text:p text:style-name="P13">- <text:span text:style-name="T15">Истраживање могућности коришћења неке напредније методе за реализацију овог дела.</text:span></text:p>
            <text:p text:style-name="P9"/>
            <text:p text:style-name="P9">Израда неуронске мреже</text:p>
            <text:p text:style-name="P9">- <text:span text:style-name="T20">Креирање неуронске</text:span> мреже уз помоћ Tensorflow библиотеке <text:span text:style-name="T20">коришћењем EMNIST података</text:span>.</text:p>
            <text:p text:style-name="P9">- <text:span text:style-name="T22">Употребићемо</text:span><text:span text:style-name="T21"> конволуциону неуронску мрежу </text:span><text:span text:style-name="T26">зато што</text:span><text:span text:style-name="T21"> су оне погодне за препознавање облика на фотографијама/сликама.</text:span></text:p>
            <text:p text:style-name="P12"/>
            <text:p text:style-name="P12"/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 loext:marker-style-name="T2"><text:span text:style-name="T2">Расподела активности између особа</text:span><text:span text:style-name="T2"/></text:p>
            <text:p text:style-name="P16" loext:marker-style-name="T2"><text:span text:style-name="T2">(ако више особа, расподела на равномеран начин и без преклапања)</text:span><text:span text:style-name="T2"/></text:p>
          </table:table-cell>
        </table:table-row>
        <table:table-row table:style-name="Table7.2">
          <table:table-cell table:style-name="Table7.A1" office:value-type="string">
            <text:p text:style-name="P6">Пошто је план подељен (грубо) на две целине, <text:span text:style-name="T17">претпроцесирање</text:span><text:span text:style-name="T8"> </text:span>и тренирање, тако планирамо и да се поделимо:</text:p>
            <text:p text:style-name="P7"><text:s text:c="4"/>- Момчило <text:span text:style-name="T4">Ајдер</text:span>: <text:span text:style-name="T17">претпроцесирање</text:span><text:span text:style-name="T8"> фотографија</text:span></text:p>
            <text:p text:style-name="P7"><text:s text:c="4"/>- Михаило <text:span text:style-name="T4">Вукореп</text:span>: <text:span text:style-name="T8">рад са мрежом</text:span></text:p>
            <text:p text:style-name="P7"/>
            <text:p text:style-name="P7">Уколико се догоди да се неки од делова испостави доста комплекснији<text:span text:style-name="T4">м</text:span> од другог, онда ћемо се реорганизовати, где ћемо наравно пазити да и даље буде равномеран распоред одговорности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6pt" fo:language="sr" fo:country="RS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Footer_20_Char" style:display-name="Footer Ch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21:55:00</meta:creation-date>
    <dc:date>2024-05-10T22:36:51.424454898</dc:date>
    <meta:editing-duration>PT2H33M9S</meta:editing-duration>
    <meta:editing-cycles>37</meta:editing-cycles>
    <meta:generator>LibreOffice/24.2.3.2$Linux_X86_64 LibreOffice_project/433d9c2ded56988e8a90e6b2e771ee4e6a5ab2ba</meta:generator>
    <meta:document-statistic meta:table-count="7" meta:image-count="0" meta:object-count="0" meta:page-count="2" meta:paragraph-count="38" meta:word-count="402" meta:character-count="2881" meta:non-whitespace-character-count="2510"/>
    <meta:user-defined meta:name="AppVersion">16.0000</meta:user-defined>
    <meta:template xlink:type="simple" xlink:actuate="onRequest" xlink:title="Normal.dotm" xlink:href=""/>
  </office:meta>
</office:document-meta>
</file>